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FBSize</text:p>
          </table:table-cell>
          <table:table-cell table:style-name="ce3" table:formula="of:=76800*2" office:value-type="float" office:value="153600" calcext:value-type="float">
            <text:p>1536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Bits/Pixel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Buffers</text:p>
          </table:table-cell>
          <table:table-cell table:style-name="ce2"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4]*[.B4]*[.D4]/8" office:value-type="float" office:value="307200" calcext:value-type="float">
            <text:p>307200</text:p>
          </table:table-cell>
          <table:table-cell table:formula="of:=INT([.$B$1]/[.E4]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5]*[.B5]*[.D5]/8" office:value-type="float" office:value="153600" calcext:value-type="float">
            <text:p>153600</text:p>
          </table:table-cell>
          <table:table-cell table:formula="of:=INT([.$B$1]/[.E5])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A6]*[.B6]*[.D6]/8" office:value-type="float" office:value="153600" calcext:value-type="float">
            <text:p>153600</text:p>
          </table:table-cell>
          <table:table-cell table:formula="of:=INT([.$B$1]/[.E6])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7]*[.B7]*[.D7]/8" office:value-type="float" office:value="76800" calcext:value-type="float">
            <text:p>76800</text:p>
          </table:table-cell>
          <table:table-cell table:formula="of:=INT([.$B$1]/[.E7]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8]*[.B8]*[.D8]/8" office:value-type="float" office:value="38400" calcext:value-type="float">
            <text:p>38400</text:p>
          </table:table-cell>
          <table:table-cell table:formula="of:=INT([.$B$1]/[.E8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9]*[.B9]*[.D9]/8" office:value-type="float" office:value="76800" calcext:value-type="float">
            <text:p>76800</text:p>
          </table:table-cell>
          <table:table-cell table:formula="of:=INT([.$B$1]/[.E9]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10]*[.B10]*[.D10]/8" office:value-type="float" office:value="64000" calcext:value-type="float">
            <text:p>64000</text:p>
          </table:table-cell>
          <table:table-cell table:formula="of:=INT([.$B$1]/[.E10]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11]*[.B11]*[.D11]/8" office:value-type="float" office:value="56320" calcext:value-type="float">
            <text:p>56320</text:p>
          </table:table-cell>
          <table:table-cell table:formula="of:=INT([.$B$1]/[.E11]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12]*[.B12]*[.D12]/8" office:value-type="float" office:value="38400" calcext:value-type="float">
            <text:p>38400</text:p>
          </table:table-cell>
          <table:table-cell table:formula="of:=INT([.$B$1]/[.E12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13]*[.B13]*[.D13]/8" office:value-type="float" office:value="32000" calcext:value-type="float">
            <text:p>32000</text:p>
          </table:table-cell>
          <table:table-cell table:formula="of:=INT([.$B$1]/[.E13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14]*[.B14]*[.D14]/8" office:value-type="float" office:value="28160" calcext:value-type="float">
            <text:p>28160</text:p>
          </table:table-cell>
          <table:table-cell table:formula="of:=INT([.$B$1]/[.E14])" office:value-type="float" office:value="5" calcext:value-type="float">
            <text:p>5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9:40:26.434034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19:42:01.223790402</meta:creation-date>
    <dc:date>2025-07-08T19:54:58.580267745</dc:date>
    <meta:editing-duration>PT12M30S</meta:editing-duration>
    <meta:editing-cycles>5</meta:editing-cycles>
    <meta:generator>LibreOffice/25.2.4.3$Linux_X86_64 LibreOffice_project/520$Build-3</meta:generator>
    <meta:document-statistic meta:table-count="1" meta:cell-count="74" meta:object-count="0"/>
  </office:meta>
</office:document-meta>
</file>